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69000000FD9659CE02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23cm" svg:height="3.129cm" svg:x="0.477cm" svg:y="0.325cm">
          <draw:image xlink:href="Pictures/2000000200000169000000FD9659CE02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11-08-04T15:18:47</dc:date>
    <dc:creator>khalid khan</dc:creator>
    <meta:editing-duration>PT00H16M38S</meta:editing-duration>
    <meta:editing-cycles>2</meta:editing-cycles>
    <meta:document-statistic meta:object-count="1"/>
  </office:meta>
</office:document-meta>
</file>